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font-weight="bold" style:font-weight-asian="bold" style:font-weight-complex="bold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1"/>
    </style:style>
    <style:style style:name="P22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2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7pt" fo:font-weight="bold" style:font-size-asian="17pt" style:font-weight-asian="bold" style:font-size-complex="17pt" style:font-weight-complex="bold"/>
    </style:style>
    <style:style style:name="T3" style:family="text">
      <style:text-properties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3pt" fo:font-weight="bold" style:font-size-asian="23pt" style:font-weight-asian="bold" style:font-size-complex="23pt" style:font-weight-complex="bold"/>
    </style:style>
    <style:style style:name="T6" style:family="text">
      <style:text-properties fo:color="#000000"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Tiktok Gambling stream info</text:span></text:p>
      <text:p text:style-name="P1"/>
      <text:p text:style-name="P23"><text:bookmark text:name="_g1g4ctwep4ie"/><text:span text:style-name="T2">Streaming slot play from a </text:span><text:span text:style-name="T3">physical</text:span><text:span text:style-name="T2"> casino (with permission)</text:span></text:p>
      <text:p text:style-name="P2">TikTok DOES allow:</text:p>
      <text:list xml:id="list872705074" text:style-name="WWNum1">
        <text:list-item>
          <text:p text:style-name="P4">Filming your slot machine in a real casino<text:line-break/></text:p>
        </text:list-item>
        <text:list-item>
          <text:p text:style-name="P9">As long as:<text:line-break/></text:p>
          <text:list>
            <text:list-item>
              <text:p text:style-name="P19">You don’t show other patrons<text:line-break/></text:p>
            </text:list-item>
            <text:list-item>
              <text:p text:style-name="P19">You don’t encourage gambling<text:line-break/></text:p>
            </text:list-item>
            <text:list-item>
              <text:p text:style-name="P19">You don’t give links to online casinos<text:line-break/></text:p>
            </text:list-item>
            <text:list-item>
              <text:p text:style-name="P20">You follow the casino’s filming policy<text:line-break/></text:p>
            </text:list-item>
          </text:list>
        </text:list-item>
      </text:list>
      <text:p text:style-name="P2">Thousands of creators do this daily on TikTok.</text:p>
      <text:p text:style-name="P2"><text:span text:style-name="T4">What you can show:</text:span></text:p>
      <text:list xml:id="list2021775011" text:style-name="WWNum6">
        <text:list-item>
          <text:p text:style-name="P5">The slot machine screen<text:line-break/></text:p>
        </text:list-item>
        <text:list-item>
          <text:p text:style-name="P10">Your hand pressing buttons<text:line-break/></text:p>
        </text:list-item>
        <text:list-item>
          <text:p text:style-name="P10">Your reactions<text:line-break/></text:p>
        </text:list-item>
        <text:list-item>
          <text:p text:style-name="P10">Bonus rounds<text:line-break/></text:p>
        </text:list-item>
        <text:list-item>
          <text:p text:style-name="P10">Wins &amp; losses<text:line-break/></text:p>
        </text:list-item>
        <text:list-item>
          <text:p text:style-name="P10">Casino vibes<text:line-break/></text:p>
        </text:list-item>
        <text:list-item>
          <text:p text:style-name="P14">Commentary<text:line-break/></text:p>
        </text:list-item>
      </text:list>
      <text:p text:style-name="P2"><text:span text:style-name="T4">What you cannot show:</text:span></text:p>
      <text:list xml:id="list1755533154" text:style-name="WWNum4">
        <text:list-item>
          <text:p text:style-name="P6">Affiliate links<text:line-break/></text:p>
        </text:list-item>
        <text:list-item>
          <text:p text:style-name="P11">Promotions<text:line-break/></text:p>
        </text:list-item>
        <text:list-item>
          <text:p text:style-name="P11">“Play where I play”<text:line-break/></text:p>
        </text:list-item>
        <text:list-item>
          <text:p text:style-name="P15">Encouraging deposits<text:line-break/></text:p>
        </text:list-item>
      </text:list>
      <text:p text:style-name="P23"><text:bookmark text:name="_csh10xbsonho"/><text:span text:style-name="T2">Educational or Entertainment Gambling Content</text:span></text:p>
      <text:p text:style-name="P2"><text:soft-page-break/>TikTok allows:</text:p>
      <text:list xml:id="list3705159005" text:style-name="WWNum5">
        <text:list-item>
          <text:p text:style-name="P7">Breaking down slot mechanics<text:line-break/></text:p>
        </text:list-item>
        <text:list-item>
          <text:p text:style-name="P12">Casino tours<text:line-break/></text:p>
        </text:list-item>
        <text:list-item>
          <text:p text:style-name="P12">“How slots work”<text:line-break/></text:p>
        </text:list-item>
        <text:list-item>
          <text:p text:style-name="P12">Reviews of casino experiences<text:line-break/></text:p>
        </text:list-item>
        <text:list-item>
          <text:p text:style-name="P12">Funny reactions<text:line-break/></text:p>
        </text:list-item>
        <text:list-item>
          <text:p text:style-name="P12">Casino vlog content<text:line-break/></text:p>
        </text:list-item>
        <text:list-item>
          <text:p text:style-name="P16">Gambling-themed entertainment (but not real-money play online)<text:line-break/></text:p>
        </text:list-item>
      </text:list>
      <text:p text:style-name="P2">As long as it’s <text:span text:style-name="T4">not instructing people to gamble.</text:span></text:p>
      <text:p text:style-name="P3"/>
      <text:p text:style-name="P22"><text:bookmark text:name="_21433z5rl4dc"/><text:span text:style-name="T5">How to Structure a TikTok Gambling-Adjacent Live (Legally)</text:span></text:p>
      <text:p text:style-name="P24"><text:bookmark text:name="_s8j3o5fgdjsp"/><text:span text:style-name="T6">1. Open with a disclaimer</text:span></text:p>
      <text:p text:style-name="P2"><text:span text:style-name="T4">“21+ Only. No financial advice. Entertainment only.”</text:span></text:p>
      <text:p text:style-name="P24"><text:bookmark text:name="_ybj5r14z3rgt"/><text:span text:style-name="T6">2. Keep the camera tight</text:span></text:p>
      <text:p text:style-name="P2"><text:span text:style-name="T4">Pointed ONLY at:</text:span></text:p>
      <text:list xml:id="list2619337939" text:style-name="WWNum3">
        <text:list-item>
          <text:p text:style-name="P8"><text:span text:style-name="T4">Slot machine screen<text:line-break/></text:span></text:p>
        </text:list-item>
        <text:list-item>
          <text:p text:style-name="P13"><text:span text:style-name="T4">Your hands<text:line-break/></text:span></text:p>
        </text:list-item>
        <text:list-item>
          <text:p text:style-name="P17"><text:span text:style-name="T4">Buttons<text:line-break/> No surrounding guests.<text:line-break/></text:span></text:p>
        </text:list-item>
      </text:list>
      <text:p text:style-name="P24"><text:bookmark text:name="_jrnqskljapn2"/><text:span text:style-name="T6">3. Have a host permission card saved</text:span></text:p>
      <text:p text:style-name="P2"><text:span text:style-name="T4">If security asks, you can show:</text:span></text:p>
      <text:list xml:id="list1694813781" text:style-name="WWNum2">
        <text:list-item>
          <text:p text:style-name="P18"><text:span text:style-name="T4">“I have marketing approval to film my own play.”<text:line-break/></text:span></text:p>
        </text:list-item>
      </text:list>
      <text:p text:style-name="P24"><text:bookmark text:name="_xluglmrk13ql"/><text:span text:style-name="T6">4. No links. No promos. No codes.</text:span></text:p>
      <text:p text:style-name="P2"><text:span text:style-name="T4">You must NOT ever say:<text:line-break/> “Link in bio to play.”</text:span></text:p>
      <text:p text:style-name="P2"><text:span text:style-name="T4">Instead:<text:line-break/> “Follow me on Kick for the full streams.”</text:span></text:p>
      <text:p text:style-name="P3"/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7" meta:word-count="246" meta:character-count="1374" meta:non-whitespace-character-count="1172"/>
    <meta:generator>LibreOfficeDev/6.0.5.2$Linux_X86_64 LibreOffice_project/</meta:generator>
  </office:meta>
</office:document-meta>
</file>